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3500000021B9A0D436.png" manifest:media-type=""/>
  <manifest:file-entry manifest:full-path="Pictures/100000000000002C00000021B0F97DC0.png" manifest:media-type=""/>
  <manifest:file-entry manifest:full-path="Pictures/100000000000001F00000013BE0C5926.png" manifest:media-type=""/>
  <manifest:file-entry manifest:full-path="Pictures/100000000000008000000027FFDF0457.png" manifest:media-type=""/>
  <manifest:file-entry manifest:full-path="Pictures/100000000000015E00000024594E3700.png" manifest:media-type=""/>
  <manifest:file-entry manifest:full-path="Pictures/100000000000007D00000021BA686BEA.png" manifest:media-type=""/>
  <manifest:file-entry manifest:full-path="Pictures/1000000000000072000000279A9C594D.png" manifest:media-type=""/>
  <manifest:file-entry manifest:full-path="Pictures/10000000000000260000001980C68750.png" manifest:media-type=""/>
  <manifest:file-entry manifest:full-path="Pictures/100000000000003A00000031B1BDD590.png" manifest:media-type=""/>
  <manifest:file-entry manifest:full-path="Pictures/1000000000000044000000312E001241.png" manifest:media-type=""/>
  <manifest:file-entry manifest:full-path="Pictures/100000000000008E0000001BBF5B8D4D.png" manifest:media-type="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3cm" draw:marker-end-width="0.353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353cm" draw:marker-end="Arrowheads_20_1" draw:marker-end-width="0.453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152cm" svg:stroke-color="#000000" draw:marker-start-width="0.428cm" draw:marker-end-width="0.428cm" draw:fill="solid" draw:fill-color="#ffffff" draw:opacity="0%" draw:textarea-horizontal-align="justify" draw:textarea-vertical-align="middle" draw:auto-grow-height="false" fo:padding-top="0.201cm" fo:padding-bottom="0.201cm" fo:padding-left="0.326cm" fo:padding-right="0.326cm" draw:shadow-offset-x="0.203cm" draw:shadow-offset-y="0.203cm" draw:shadow-opacity="0%"/>
    </style:style>
    <style:style style:name="gr6" style:family="graphic" style:parent-style-name="standard">
      <style:graphic-properties svg:stroke-width="0.102cm" svg:stroke-color="#808080" draw:marker-start-width="0.353cm" draw:marker-end-width="0.353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color="#0000ff" fo:font-size="18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47cm" svg:height="4.826cm" svg:x="13.192cm" svg:y="3.79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128cm" svg:y1="6.334cm" svg:x2="13.192cm" svg:y2="6.334cm">
          <text:p/>
        </draw:line>
        <draw:frame draw:style-name="gr3" draw:text-style-name="P1" draw:layer="layout" svg:width="3.756cm" svg:height="0.713cm" svg:x="9.001cm" svg:y="5.24cm">
          <draw:image xlink:href="Pictures/100000000000008E0000001BBF5B8D4D.png" xlink:type="simple" xlink:show="embed" xlink:actuate="onLoad">
            <text:p/>
          </draw:image>
        </draw:frame>
        <draw:frame draw:style-name="gr3" draw:text-style-name="P1" draw:layer="layout" svg:width="0.819cm" svg:height="0.502cm" svg:x="21.701cm" svg:y="5.826cm">
          <draw:image xlink:href="Pictures/100000000000001F00000013BE0C5926.png" xlink:type="simple" xlink:show="embed" xlink:actuate="onLoad">
            <text:p/>
          </draw:image>
        </draw:frame>
        <draw:frame draw:style-name="gr3" draw:text-style-name="P1" draw:layer="layout" svg:width="3.429cm" svg:height="2.311cm" svg:x="15.478cm" svg:y="4.937cm">
          <draw:image xlink:href="Pictures/1000000000000044000000312E001241.png" xlink:type="simple" xlink:show="embed" xlink:actuate="onLoad">
            <text:p/>
          </draw:image>
        </draw:frame>
        <draw:custom-shape draw:style-name="gr1" draw:text-style-name="P2" draw:layer="layout" svg:width="6.349cm" svg:height="5.841cm" svg:x="10.525cm" svg:y="13.31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002cm" svg:y1="15.732cm" svg:x2="20.685cm" svg:y2="15.732cm">
          <text:p/>
        </draw:line>
        <draw:line draw:style-name="gr2" draw:text-style-name="P1" draw:layer="layout" svg:x1="20.431cm" svg:y1="18.526cm" svg:x2="17.002cm" svg:y2="18.526cm">
          <text:p/>
        </draw:line>
        <draw:frame draw:style-name="gr3" draw:text-style-name="P1" draw:layer="layout" svg:width="2.921cm" svg:height="2.565cm" svg:x="12.43cm" svg:y="14.589cm">
          <draw:image xlink:href="Pictures/100000000000003A00000031B1BDD590.png" xlink:type="simple" xlink:show="embed" xlink:actuate="onLoad">
            <text:p/>
          </draw:image>
        </draw:frame>
        <draw:custom-shape draw:style-name="gr4" draw:text-style-name="P1" draw:layer="layout" svg:width="2.413cm" svg:height="0.889cm" svg:x="21.701cm" svg:y="17.256cm">
          <text:p text:style-name="P1">Is <text:span text:style-name="T1">b</text:span> </text:p>
          <text:p text:style-name="P1"><text:span text:style-name="T2">random</text:span> or </text:p>
          <text:p text:style-name="P1"><text:span text:style-name="T3">XLPN sample</text:span></text:p>
          <text:p text:style-name="P1">?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812cm" svg:y1="6.588cm" svg:x2="23.86cm" svg:y2="6.588cm">
          <text:p/>
        </draw:line>
        <draw:frame draw:style-name="gr3" draw:text-style-name="P1" draw:layer="layout" svg:width="3.015cm" svg:height="1.031cm" svg:x="17.289cm" svg:y="14.193cm">
          <draw:image xlink:href="Pictures/1000000000000072000000279A9C594D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5" draw:text-style-name="P1" draw:layer="layout" svg:width="16.51cm" svg:height="17.145cm" svg:x="10.017cm" svg:y="2.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91cm" svg:height="17.145cm" svg:x="1.635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53cm" svg:y1="3.921cm" svg:x2="9.636cm" svg:y2="3.921cm">
          <text:p/>
        </draw:line>
        <draw:line draw:style-name="gr2" draw:text-style-name="P1" draw:layer="layout" svg:x1="9.546cm" svg:y1="18.247cm" svg:x2="6.117cm" svg:y2="18.247cm">
          <text:p/>
        </draw:line>
        <draw:frame draw:style-name="gr3" draw:text-style-name="P1" draw:layer="layout" svg:width="2.921cm" svg:height="2.565cm" svg:x="2.27cm" svg:y="8.468cm">
          <draw:image xlink:href="Pictures/100000000000003A00000031B1BDD590.png" xlink:type="simple" xlink:show="embed" xlink:actuate="onLoad">
            <text:p/>
          </draw:image>
        </draw:frame>
        <draw:custom-shape draw:style-name="gr4" draw:text-style-name="P3" draw:layer="layout" svg:width="2.413cm" svg:height="0.889cm" svg:x="6.715cm" svg:y="16.113cm">
          <text:p text:style-name="P3">Is <text:span text:style-name="T1">b</text:span> </text:p>
          <text:p text:style-name="P3"><text:span text:style-name="T2">random</text:span> or </text:p>
          <text:p text:style-name="P3"><text:span text:style-name="T3">XLPN sample</text:span></text:p>
          <text:p text:style-name="P3">?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015cm" svg:height="1.031cm" svg:x="6.334cm" svg:y="2.397cm">
          <draw:image xlink:href="Pictures/1000000000000072000000279A9C594D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5" draw:text-style-name="P1" draw:layer="layout" svg:width="16.51cm" svg:height="17.145cm" svg:x="10.017cm" svg:y="2.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91cm" svg:height="17.145cm" svg:x="1.635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53cm" svg:y1="3.921cm" svg:x2="9.636cm" svg:y2="3.921cm">
          <text:p/>
        </draw:line>
        <draw:line draw:style-name="gr2" draw:text-style-name="P1" draw:layer="layout" svg:x1="9.546cm" svg:y1="18.247cm" svg:x2="6.117cm" svg:y2="18.247cm">
          <text:p/>
        </draw:line>
        <draw:frame draw:style-name="gr3" draw:text-style-name="P1" draw:layer="layout" svg:width="2.921cm" svg:height="2.565cm" svg:x="2.27cm" svg:y="8.468cm">
          <draw:image xlink:href="Pictures/100000000000003A00000031B1BDD590.png" xlink:type="simple" xlink:show="embed" xlink:actuate="onLoad">
            <text:p/>
          </draw:image>
        </draw:frame>
        <draw:custom-shape draw:style-name="gr4" draw:text-style-name="P3" draw:layer="layout" svg:width="2.413cm" svg:height="0.889cm" svg:x="6.715cm" svg:y="16.113cm">
          <text:p text:style-name="P3">Is <text:span text:style-name="T1">b</text:span> </text:p>
          <text:p text:style-name="P3"><text:span text:style-name="T2">random</text:span> or </text:p>
          <text:p text:style-name="P3"><text:span text:style-name="T3">XLPN sample</text:span></text:p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366cm" svg:height="5.207cm" svg:x="18.145cm" svg:y="2.65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429cm" svg:height="2.311cm" svg:x="20.05cm" svg:y="4.15cm">
          <draw:image xlink:href="Pictures/1000000000000044000000312E001241.png" xlink:type="simple" xlink:show="embed" xlink:actuate="onLoad">
            <text:p/>
          </draw:image>
        </draw:frame>
        <draw:line draw:style-name="gr2" draw:text-style-name="P1" draw:layer="layout" svg:x1="14.335cm" svg:y1="4.556cm" svg:x2="18.018cm" svg:y2="4.556cm">
          <text:p/>
        </draw:line>
        <draw:line draw:style-name="gr2" draw:text-style-name="P1" draw:layer="layout" svg:x1="18.018cm" svg:y1="6.969cm" svg:x2="14.335cm" svg:y2="6.969cm">
          <text:p/>
        </draw:line>
        <draw:frame draw:style-name="gr3" draw:text-style-name="P1" draw:layer="layout" svg:width="3.015cm" svg:height="1.031cm" svg:x="6.334cm" svg:y="2.397cm">
          <draw:image xlink:href="Pictures/1000000000000072000000279A9C594D.png" xlink:type="simple" xlink:show="embed" xlink:actuate="onLoad">
            <text:p/>
          </draw:image>
        </draw:frame>
        <draw:frame draw:style-name="gr3" draw:text-style-name="P1" draw:layer="layout" svg:width="1.401cm" svg:height="0.872cm" svg:x="15.733cm" svg:y="5.716cm">
          <draw:image xlink:href="Pictures/100000000000003500000021B9A0D436.png" xlink:type="simple" xlink:show="embed" xlink:actuate="onLoad">
            <text:p/>
          </draw:image>
        </draw:frame>
        <draw:frame draw:style-name="gr3" draw:text-style-name="P1" draw:layer="layout" svg:width="1.163cm" svg:height="0.872cm" svg:x="15.713cm" svg:y="3.286cm">
          <draw:image xlink:href="Pictures/100000000000002C00000021B0F97DC0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5" draw:text-style-name="P1" draw:layer="layout" svg:width="16.51cm" svg:height="17.145cm" svg:x="10.017cm" svg:y="2.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91cm" svg:height="17.145cm" svg:x="1.635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53cm" svg:y1="3.921cm" svg:x2="9.636cm" svg:y2="3.921cm">
          <text:p/>
        </draw:line>
        <draw:frame draw:style-name="gr3" draw:text-style-name="P1" draw:layer="layout" svg:width="6.105cm" svg:height="1.016cm" svg:x="10.398cm" svg:y="8.493cm">
          <draw:image xlink:href="Pictures/100000000000015E00000024594E3700.png" xlink:type="simple" xlink:show="embed" xlink:actuate="onLoad">
            <text:p/>
          </draw:image>
        </draw:frame>
        <draw:line draw:style-name="gr2" draw:text-style-name="P1" draw:layer="layout" svg:x1="9.546cm" svg:y1="18.247cm" svg:x2="6.117cm" svg:y2="18.247cm">
          <text:p/>
        </draw:line>
        <draw:frame draw:style-name="gr3" draw:text-style-name="P1" draw:layer="layout" svg:width="2.921cm" svg:height="2.565cm" svg:x="2.27cm" svg:y="8.468cm">
          <draw:image xlink:href="Pictures/100000000000003A00000031B1BDD590.png" xlink:type="simple" xlink:show="embed" xlink:actuate="onLoad">
            <text:p/>
          </draw:image>
        </draw:frame>
        <draw:custom-shape draw:style-name="gr4" draw:text-style-name="P3" draw:layer="layout" svg:width="2.413cm" svg:height="0.889cm" svg:x="6.715cm" svg:y="16.113cm">
          <text:p text:style-name="P3">Is <text:span text:style-name="T1">b</text:span> </text:p>
          <text:p text:style-name="P3"><text:span text:style-name="T2">random</text:span> or </text:p>
          <text:p text:style-name="P3"><text:span text:style-name="T3">XLPN sample</text:span></text:p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366cm" svg:height="5.207cm" svg:x="18.145cm" svg:y="2.65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429cm" svg:height="2.311cm" svg:x="20.05cm" svg:y="4.15cm">
          <draw:image xlink:href="Pictures/1000000000000044000000312E001241.png" xlink:type="simple" xlink:show="embed" xlink:actuate="onLoad">
            <text:p/>
          </draw:image>
        </draw:frame>
        <draw:line draw:style-name="gr2" draw:text-style-name="P1" draw:layer="layout" svg:x1="14.335cm" svg:y1="4.556cm" svg:x2="18.018cm" svg:y2="4.556cm">
          <text:p/>
        </draw:line>
        <draw:line draw:style-name="gr2" draw:text-style-name="P1" draw:layer="layout" svg:x1="18.018cm" svg:y1="6.969cm" svg:x2="14.335cm" svg:y2="6.969cm">
          <text:p/>
        </draw:line>
        <draw:frame draw:style-name="gr3" draw:text-style-name="P1" draw:layer="layout" svg:width="3.015cm" svg:height="1.031cm" svg:x="6.334cm" svg:y="2.397cm">
          <draw:image xlink:href="Pictures/1000000000000072000000279A9C594D.png" xlink:type="simple" xlink:show="embed" xlink:actuate="onLoad">
            <text:p/>
          </draw:image>
        </draw:frame>
        <draw:frame draw:style-name="gr3" draw:text-style-name="P1" draw:layer="layout" svg:width="1.401cm" svg:height="0.872cm" svg:x="15.733cm" svg:y="5.716cm">
          <draw:image xlink:href="Pictures/100000000000003500000021B9A0D436.png" xlink:type="simple" xlink:show="embed" xlink:actuate="onLoad">
            <text:p/>
          </draw:image>
        </draw:frame>
        <draw:frame draw:style-name="gr3" draw:text-style-name="P1" draw:layer="layout" svg:width="1.163cm" svg:height="0.872cm" svg:x="15.713cm" svg:y="3.286cm">
          <draw:image xlink:href="Pictures/100000000000002C00000021B0F97DC0.png" xlink:type="simple" xlink:show="embed" xlink:actuate="onLoad">
            <text:p/>
          </draw:image>
        </draw:frame>
        <draw:frame draw:style-name="gr3" draw:text-style-name="P1" draw:layer="layout" svg:width="6.105cm" svg:height="1.016cm" svg:x="10.399cm" svg:y="8.493cm">
          <draw:image xlink:href="Pictures/100000000000015E00000024594E3700.png" xlink:type="simple" xlink:show="embed" xlink:actuate="onLoad">
            <text:p/>
          </draw:image>
        </draw:frame>
        <draw:frame draw:style-name="gr3" draw:text-style-name="P1" draw:layer="layout" svg:width="6.105cm" svg:height="1.016cm" svg:x="10.399cm" svg:y="8.493cm">
          <draw:image xlink:href="Pictures/100000000000015E00000024594E3700.png" xlink:type="simple" xlink:show="embed" xlink:actuate="onLoad">
            <text:p/>
          </draw:image>
        </draw:frame>
      </draw:page>
      <draw:page draw:name="page5" draw:style-name="dp1" draw:master-page-name="Default">
        <draw:custom-shape draw:style-name="gr5" draw:text-style-name="P1" draw:layer="layout" svg:width="16.51cm" svg:height="17.145cm" svg:x="10.017cm" svg:y="2.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747cm" svg:height="5.461cm" svg:x="17.891cm" svg:y="10.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081cm" svg:y1="12.177cm" svg:x2="17.764cm" svg:y2="12.177cm">
          <text:p/>
        </draw:line>
        <draw:line draw:style-name="gr2" draw:text-style-name="P1" draw:layer="layout" svg:x1="17.764cm" svg:y1="15.479cm" svg:x2="14.081cm" svg:y2="15.479cm">
          <text:p/>
        </draw:line>
        <draw:frame draw:style-name="gr3" draw:text-style-name="P1" draw:layer="layout" svg:width="3.756cm" svg:height="0.713cm" svg:x="13.5cm" svg:y="10.956cm">
          <draw:image xlink:href="Pictures/100000000000008E0000001BBF5B8D4D.png" xlink:type="simple" xlink:show="embed" xlink:actuate="onLoad">
            <text:p/>
          </draw:image>
        </draw:frame>
        <draw:frame draw:style-name="gr3" draw:text-style-name="P1" draw:layer="layout" svg:width="3.429cm" svg:height="2.311cm" svg:x="20.177cm" svg:y="12.304cm">
          <draw:image xlink:href="Pictures/1000000000000044000000312E001241.png" xlink:type="simple" xlink:show="embed" xlink:actuate="onLoad">
            <text:p/>
          </draw:image>
        </draw:frame>
        <draw:custom-shape draw:style-name="gr6" draw:text-style-name="P2" draw:layer="layout" svg:width="4.191cm" svg:height="17.145cm" svg:x="1.635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53cm" svg:y1="3.921cm" svg:x2="9.636cm" svg:y2="3.921cm">
          <text:p/>
        </draw:line>
        <draw:frame draw:style-name="gr3" draw:text-style-name="P1" draw:layer="layout" svg:width="6.105cm" svg:height="1.016cm" svg:x="10.398cm" svg:y="8.493cm">
          <draw:image xlink:href="Pictures/100000000000015E00000024594E3700.png" xlink:type="simple" xlink:show="embed" xlink:actuate="onLoad">
            <text:p/>
          </draw:image>
        </draw:frame>
        <draw:line draw:style-name="gr2" draw:text-style-name="P1" draw:layer="layout" svg:x1="9.546cm" svg:y1="18.247cm" svg:x2="6.117cm" svg:y2="18.247cm">
          <text:p/>
        </draw:line>
        <draw:frame draw:style-name="gr3" draw:text-style-name="P1" draw:layer="layout" svg:width="2.921cm" svg:height="2.565cm" svg:x="2.27cm" svg:y="8.468cm">
          <draw:image xlink:href="Pictures/100000000000003A00000031B1BDD590.png" xlink:type="simple" xlink:show="embed" xlink:actuate="onLoad">
            <text:p/>
          </draw:image>
        </draw:frame>
        <draw:custom-shape draw:style-name="gr4" draw:text-style-name="P3" draw:layer="layout" svg:width="2.413cm" svg:height="0.889cm" svg:x="6.715cm" svg:y="16.113cm">
          <text:p text:style-name="P3">Is <text:span text:style-name="T1">b</text:span> </text:p>
          <text:p text:style-name="P3"><text:span text:style-name="T2">random</text:span> or </text:p>
          <text:p text:style-name="P3"><text:span text:style-name="T3">XLPN sample</text:span></text:p>
          <text:p text:style-name="P3">?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004cm" svg:height="0.66cm" svg:x="15.49cm" svg:y="14.311cm">
          <draw:image xlink:href="Pictures/10000000000000260000001980C68750.png" xlink:type="simple" xlink:show="embed" xlink:actuate="onLoad">
            <text:p/>
          </draw:image>
        </draw:frame>
        <draw:frame draw:style-name="gr7" draw:layer="layout" svg:width="1.999cm" svg:height="0.999cm" svg:x="13.119cm" svg:y="15.69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6" draw:text-style-name="P1" draw:layer="layout" svg:width="7.366cm" svg:height="5.207cm" svg:x="18.145cm" svg:y="2.65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429cm" svg:height="2.311cm" svg:x="20.05cm" svg:y="4.15cm">
          <draw:image xlink:href="Pictures/1000000000000044000000312E001241.png" xlink:type="simple" xlink:show="embed" xlink:actuate="onLoad">
            <text:p/>
          </draw:image>
        </draw:frame>
        <draw:line draw:style-name="gr2" draw:text-style-name="P1" draw:layer="layout" svg:x1="14.335cm" svg:y1="4.556cm" svg:x2="18.018cm" svg:y2="4.556cm">
          <text:p/>
        </draw:line>
        <draw:line draw:style-name="gr2" draw:text-style-name="P1" draw:layer="layout" svg:x1="18.018cm" svg:y1="6.969cm" svg:x2="14.335cm" svg:y2="6.969cm">
          <text:p/>
        </draw:line>
        <draw:frame draw:style-name="gr3" draw:text-style-name="P1" draw:layer="layout" svg:width="3.015cm" svg:height="1.031cm" svg:x="6.334cm" svg:y="2.397cm">
          <draw:image xlink:href="Pictures/1000000000000072000000279A9C594D.png" xlink:type="simple" xlink:show="embed" xlink:actuate="onLoad">
            <text:p/>
          </draw:image>
        </draw:frame>
        <draw:frame draw:style-name="gr3" draw:text-style-name="P1" draw:layer="layout" svg:width="1.401cm" svg:height="0.872cm" svg:x="15.733cm" svg:y="5.716cm">
          <draw:image xlink:href="Pictures/100000000000003500000021B9A0D436.png" xlink:type="simple" xlink:show="embed" xlink:actuate="onLoad">
            <text:p/>
          </draw:image>
        </draw:frame>
        <draw:frame draw:style-name="gr3" draw:text-style-name="P1" draw:layer="layout" svg:width="1.163cm" svg:height="0.872cm" svg:x="15.713cm" svg:y="3.286cm">
          <draw:image xlink:href="Pictures/100000000000002C00000021B0F97DC0.png" xlink:type="simple" xlink:show="embed" xlink:actuate="onLoad">
            <text:p/>
          </draw:image>
        </draw:frame>
        <draw:frame draw:style-name="gr3" draw:text-style-name="P1" draw:layer="layout" svg:width="6.105cm" svg:height="1.016cm" svg:x="10.399cm" svg:y="8.493cm">
          <draw:image xlink:href="Pictures/100000000000015E00000024594E3700.png" xlink:type="simple" xlink:show="embed" xlink:actuate="onLoad">
            <text:p/>
          </draw:image>
        </draw:frame>
        <draw:frame draw:style-name="gr3" draw:text-style-name="P1" draw:layer="layout" svg:width="6.105cm" svg:height="1.016cm" svg:x="10.399cm" svg:y="8.493cm">
          <draw:image xlink:href="Pictures/100000000000015E00000024594E3700.png" xlink:type="simple" xlink:show="embed" xlink:actuate="onLoad">
            <text:p/>
          </draw:image>
        </draw:frame>
      </draw:page>
      <draw:page draw:name="page6" draw:style-name="dp1" draw:master-page-name="Default">
        <draw:custom-shape draw:style-name="gr5" draw:text-style-name="P1" draw:layer="layout" svg:width="16.51cm" svg:height="17.145cm" svg:x="10.017cm" svg:y="2.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91cm" svg:height="17.145cm" svg:x="1.635cm" svg:y="2.27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921cm" svg:height="2.565cm" svg:x="2.27cm" svg:y="8.468cm">
          <draw:image xlink:href="Pictures/100000000000003A00000031B1BDD590.png" xlink:type="simple" xlink:show="embed" xlink:actuate="onLoad">
            <text:p/>
          </draw:image>
        </draw:frame>
        <draw:custom-shape draw:style-name="gr4" draw:text-style-name="P3" draw:layer="layout" svg:width="2.413cm" svg:height="2.413cm" svg:x="6.588cm" svg:y="15.478cm">
          <text:p text:style-name="P1"><text:span text:style-name="T4"><text:s/></text:span><text:span text:style-name="T4">We state that</text:span></text:p>
          <text:p text:style-name="P1"><text:span text:style-name="T5">b</text:span><text:span text:style-name="T4"> is</text:span></text:p>
          <text:p text:style-name="P1"><text:span text:style-name="T6">random</text:span><text:span text:style-name="T4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3.386cm" svg:height="1.031cm" svg:x="13.319cm" svg:y="17.241cm">
          <draw:image xlink:href="Pictures/100000000000008000000027FFDF0457.png" xlink:type="simple" xlink:show="embed" xlink:actuate="onLoad">
            <text:p/>
          </draw:image>
        </draw:frame>
        <draw:custom-shape draw:style-name="gr4" draw:text-style-name="P4" draw:layer="layout" svg:width="1.651cm" svg:height="0.762cm" svg:x="11.287cm" svg:y="17.383cm">
          <text:p text:style-name="P1"><text:span text:style-name="T7">1) if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747cm" svg:height="5.461cm" svg:x="17.891cm" svg:y="10.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081cm" svg:y1="12.177cm" svg:x2="17.764cm" svg:y2="12.177cm">
          <text:p/>
        </draw:line>
        <draw:line draw:style-name="gr2" draw:text-style-name="P1" draw:layer="layout" svg:x1="17.764cm" svg:y1="15.479cm" svg:x2="14.081cm" svg:y2="15.479cm">
          <text:p/>
        </draw:line>
        <draw:frame draw:style-name="gr3" draw:text-style-name="P1" draw:layer="layout" svg:width="3.756cm" svg:height="0.713cm" svg:x="13.5cm" svg:y="10.956cm">
          <draw:image xlink:href="Pictures/100000000000008E0000001BBF5B8D4D.png" xlink:type="simple" xlink:show="embed" xlink:actuate="onLoad">
            <text:p/>
          </draw:image>
        </draw:frame>
        <draw:frame draw:style-name="gr3" draw:text-style-name="P1" draw:layer="layout" svg:width="3.429cm" svg:height="2.311cm" svg:x="20.177cm" svg:y="12.304cm">
          <draw:image xlink:href="Pictures/1000000000000044000000312E001241.png" xlink:type="simple" xlink:show="embed" xlink:actuate="onLoad">
            <text:p/>
          </draw:image>
        </draw:frame>
        <draw:frame draw:style-name="gr3" draw:text-style-name="P1" draw:layer="layout" svg:width="6.105cm" svg:height="1.016cm" svg:x="10.398cm" svg:y="8.493cm">
          <draw:image xlink:href="Pictures/100000000000015E00000024594E3700.png" xlink:type="simple" xlink:show="embed" xlink:actuate="onLoad">
            <text:p/>
          </draw:image>
        </draw:frame>
        <draw:frame draw:style-name="gr3" draw:text-style-name="P1" draw:layer="layout" svg:width="1.004cm" svg:height="0.66cm" svg:x="15.49cm" svg:y="14.311cm">
          <draw:image xlink:href="Pictures/10000000000000260000001980C68750.png" xlink:type="simple" xlink:show="embed" xlink:actuate="onLoad">
            <text:p/>
          </draw:image>
        </draw:frame>
        <draw:frame draw:style-name="gr7" draw:layer="layout" svg:width="1.999cm" svg:height="0.999cm" svg:x="13.119cm" svg:y="15.69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6" draw:text-style-name="P1" draw:layer="layout" svg:width="7.366cm" svg:height="5.207cm" svg:x="18.145cm" svg:y="2.65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429cm" svg:height="2.311cm" svg:x="20.05cm" svg:y="4.15cm">
          <draw:image xlink:href="Pictures/1000000000000044000000312E001241.png" xlink:type="simple" xlink:show="embed" xlink:actuate="onLoad">
            <text:p/>
          </draw:image>
        </draw:frame>
        <draw:line draw:style-name="gr2" draw:text-style-name="P1" draw:layer="layout" svg:x1="14.335cm" svg:y1="4.556cm" svg:x2="18.018cm" svg:y2="4.556cm">
          <text:p/>
        </draw:line>
        <draw:line draw:style-name="gr2" draw:text-style-name="P1" draw:layer="layout" svg:x1="18.018cm" svg:y1="6.969cm" svg:x2="14.335cm" svg:y2="6.969cm">
          <text:p/>
        </draw:line>
        <draw:line draw:style-name="gr2" draw:text-style-name="P1" draw:layer="layout" svg:x1="5.954cm" svg:y1="3.921cm" svg:x2="9.637cm" svg:y2="3.921cm">
          <text:p/>
        </draw:line>
        <draw:line draw:style-name="gr2" draw:text-style-name="P1" draw:layer="layout" svg:x1="9.547cm" svg:y1="18.247cm" svg:x2="6.118cm" svg:y2="18.247cm">
          <text:p/>
        </draw:line>
        <draw:frame draw:style-name="gr3" draw:text-style-name="P1" draw:layer="layout" svg:width="3.015cm" svg:height="1.031cm" svg:x="6.335cm" svg:y="2.398cm">
          <draw:image xlink:href="Pictures/1000000000000072000000279A9C594D.png" xlink:type="simple" xlink:show="embed" xlink:actuate="onLoad">
            <text:p/>
          </draw:image>
        </draw:frame>
        <draw:frame draw:style-name="gr3" draw:text-style-name="P1" draw:layer="layout" svg:width="1.401cm" svg:height="0.872cm" svg:x="15.733cm" svg:y="5.716cm">
          <draw:image xlink:href="Pictures/100000000000003500000021B9A0D436.png" xlink:type="simple" xlink:show="embed" xlink:actuate="onLoad">
            <text:p/>
          </draw:image>
        </draw:frame>
        <draw:frame draw:style-name="gr3" draw:text-style-name="P1" draw:layer="layout" svg:width="1.163cm" svg:height="0.872cm" svg:x="15.713cm" svg:y="3.286cm">
          <draw:image xlink:href="Pictures/100000000000002C00000021B0F97DC0.png" xlink:type="simple" xlink:show="embed" xlink:actuate="onLoad">
            <text:p/>
          </draw:image>
        </draw:frame>
      </draw:page>
      <draw:page draw:name="page7" draw:style-name="dp1" draw:master-page-name="Default">
        <draw:custom-shape draw:style-name="gr5" draw:text-style-name="P1" draw:layer="layout" svg:width="16.51cm" svg:height="17.145cm" svg:x="10.017cm" svg:y="2.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91cm" svg:height="17.145cm" svg:x="1.635cm" svg:y="2.27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921cm" svg:height="2.565cm" svg:x="2.27cm" svg:y="8.468cm">
          <draw:image xlink:href="Pictures/100000000000003A00000031B1BDD590.png" xlink:type="simple" xlink:show="embed" xlink:actuate="onLoad">
            <text:p/>
          </draw:image>
        </draw:frame>
        <draw:custom-shape draw:style-name="gr4" draw:text-style-name="P3" draw:layer="layout" svg:width="2.413cm" svg:height="0.889cm" svg:x="6.715cm" svg:y="16.24cm">
          <text:p text:style-name="P1"><text:span text:style-name="T4"><text:s/></text:span><text:span text:style-name="T4">We state that</text:span></text:p>
          <text:p text:style-name="P1"><text:span text:style-name="T5">b</text:span><text:span text:style-name="T4"> is</text:span></text:p>
          <text:p text:style-name="P1"><text:span text:style-name="T3">XLPN samp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032cm" svg:height="0.762cm" svg:x="11.033cm" svg:y="17.383cm">
          <text:p text:style-name="P1"><text:span text:style-name="T7">2) if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306cm" svg:height="0.872cm" svg:x="13.188cm" svg:y="17.273cm">
          <draw:image xlink:href="Pictures/100000000000007D00000021BA686BEA.png" xlink:type="simple" xlink:show="embed" xlink:actuate="onLoad">
            <text:p/>
          </draw:image>
        </draw:frame>
        <draw:line draw:style-name="gr2" draw:text-style-name="P1" draw:layer="layout" svg:x1="9.547cm" svg:y1="18.247cm" svg:x2="6.118cm" svg:y2="18.247cm">
          <text:p/>
        </draw:line>
        <draw:custom-shape draw:style-name="gr6" draw:text-style-name="P1" draw:layer="layout" svg:width="7.747cm" svg:height="5.461cm" svg:x="17.891cm" svg:y="10.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081cm" svg:y1="12.177cm" svg:x2="17.764cm" svg:y2="12.177cm">
          <text:p/>
        </draw:line>
        <draw:line draw:style-name="gr2" draw:text-style-name="P1" draw:layer="layout" svg:x1="17.764cm" svg:y1="15.479cm" svg:x2="14.081cm" svg:y2="15.479cm">
          <text:p/>
        </draw:line>
        <draw:frame draw:style-name="gr3" draw:text-style-name="P1" draw:layer="layout" svg:width="3.756cm" svg:height="0.713cm" svg:x="13.5cm" svg:y="10.956cm">
          <draw:image xlink:href="Pictures/100000000000008E0000001BBF5B8D4D.png" xlink:type="simple" xlink:show="embed" xlink:actuate="onLoad">
            <text:p/>
          </draw:image>
        </draw:frame>
        <draw:frame draw:style-name="gr3" draw:text-style-name="P1" draw:layer="layout" svg:width="3.429cm" svg:height="2.311cm" svg:x="20.177cm" svg:y="12.304cm">
          <draw:image xlink:href="Pictures/1000000000000044000000312E001241.png" xlink:type="simple" xlink:show="embed" xlink:actuate="onLoad">
            <text:p/>
          </draw:image>
        </draw:frame>
        <draw:frame draw:style-name="gr3" draw:text-style-name="P1" draw:layer="layout" svg:width="6.105cm" svg:height="1.016cm" svg:x="10.398cm" svg:y="8.493cm">
          <draw:image xlink:href="Pictures/100000000000015E00000024594E3700.png" xlink:type="simple" xlink:show="embed" xlink:actuate="onLoad">
            <text:p/>
          </draw:image>
        </draw:frame>
        <draw:frame draw:style-name="gr3" draw:text-style-name="P1" draw:layer="layout" svg:width="1.004cm" svg:height="0.66cm" svg:x="15.49cm" svg:y="14.311cm">
          <draw:image xlink:href="Pictures/10000000000000260000001980C68750.png" xlink:type="simple" xlink:show="embed" xlink:actuate="onLoad">
            <text:p/>
          </draw:image>
        </draw:frame>
        <draw:custom-shape draw:style-name="gr6" draw:text-style-name="P1" draw:layer="layout" svg:width="7.366cm" svg:height="5.207cm" svg:x="18.145cm" svg:y="2.65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429cm" svg:height="2.311cm" svg:x="20.05cm" svg:y="4.15cm">
          <draw:image xlink:href="Pictures/1000000000000044000000312E001241.png" xlink:type="simple" xlink:show="embed" xlink:actuate="onLoad">
            <text:p/>
          </draw:image>
        </draw:frame>
        <draw:line draw:style-name="gr2" draw:text-style-name="P1" draw:layer="layout" svg:x1="14.335cm" svg:y1="4.556cm" svg:x2="18.018cm" svg:y2="4.556cm">
          <text:p/>
        </draw:line>
        <draw:line draw:style-name="gr2" draw:text-style-name="P1" draw:layer="layout" svg:x1="18.018cm" svg:y1="6.969cm" svg:x2="14.335cm" svg:y2="6.969cm">
          <text:p/>
        </draw:line>
        <draw:line draw:style-name="gr2" draw:text-style-name="P1" draw:layer="layout" svg:x1="5.955cm" svg:y1="3.921cm" svg:x2="9.638cm" svg:y2="3.921cm">
          <text:p/>
        </draw:line>
        <draw:frame draw:style-name="gr3" draw:text-style-name="P1" draw:layer="layout" svg:width="3.015cm" svg:height="1.031cm" svg:x="6.336cm" svg:y="2.399cm">
          <draw:image xlink:href="Pictures/1000000000000072000000279A9C594D.png" xlink:type="simple" xlink:show="embed" xlink:actuate="onLoad">
            <text:p/>
          </draw:image>
        </draw:frame>
        <draw:frame draw:style-name="gr3" draw:text-style-name="P1" draw:layer="layout" svg:width="1.401cm" svg:height="0.872cm" svg:x="15.732cm" svg:y="5.716cm">
          <draw:image xlink:href="Pictures/100000000000003500000021B9A0D436.png" xlink:type="simple" xlink:show="embed" xlink:actuate="onLoad">
            <text:p/>
          </draw:image>
        </draw:frame>
        <draw:frame draw:style-name="gr3" draw:text-style-name="P1" draw:layer="layout" svg:width="1.163cm" svg:height="0.872cm" svg:x="15.712cm" svg:y="3.286cm">
          <draw:image xlink:href="Pictures/100000000000002C00000021B0F97DC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3T09:59:16</meta:creation-date>
    <dc:date>2013-04-08T10:29:35</dc:date>
    <meta:editing-duration>PT4H45M50S</meta:editing-duration>
    <meta:editing-cycles>21</meta:editing-cycles>
    <meta:generator>LibreOffice/3.6$Linux_X86_64 LibreOffice_project/360m1$Build-304</meta:generator>
    <meta:document-statistic meta:object-count="116"/>
  </office:meta>
</office:document-meta>
</file>

<file path=Object 2/content.xml><?xml version="1.0" encoding="utf-8"?>
<math xmlns="http://www.w3.org/1998/Math/MathML">
  <mrow/>
</math>
</file>

<file path=Object 4/content.xml><?xml version="1.0" encoding="utf-8"?>
<math xmlns="http://www.w3.org/1998/Math/MathML">
  <mrow/>
</math>
</file>